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cc00cc" fo:font-weight="normal" style:font-weight-asian="normal" style:font-weight-complex="normal"/>
    </style:style>
    <style:style style:name="P2" style:family="paragraph" style:parent-style-name="Heading_20_1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4" style:family="paragraph" style:parent-style-name="Preformatted_20_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P5" style:family="paragraph" style:parent-style-name="Preformatted_20_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7" style:family="paragraph" style:parent-style-name="Preformatted_20_Text">
      <style:text-properties fo:color="#800000" style:font-name="Times New Roman" fo:font-size="12pt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list-style-name="L1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color="#ff0066" fo:font-weight="normal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ff3333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21" style:family="paragraph" style:parent-style-name="Standard">
      <style:text-properties fo:color="#800000" fo:font-size="12pt" style:font-size-asian="12pt" style:font-size-complex="12pt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00cc00"/>
    </style:style>
    <style:style style:name="T2" style:family="text">
      <style:text-properties fo:color="#0066ff"/>
    </style:style>
    <style:style style:name="T3" style:family="text">
      <style:text-properties fo:color="#00cc33"/>
    </style:style>
    <style:style style:name="T4" style:family="text">
      <style:text-properties fo:color="#800080"/>
    </style:style>
    <style:style style:name="T5" style:family="text">
      <style:text-properties fo:color="#c0c0c0"/>
    </style:style>
    <style:style style:name="T6" style:family="text">
      <style:text-properties fo:color="#000000"/>
    </style:style>
    <style:style style:name="T7" style:family="text">
      <style:text-properties fo:color="#cc00cc"/>
    </style:style>
    <style:style style:name="T8" style:family="text">
      <style:text-properties fo:color="#ff00ff"/>
    </style:style>
    <style:style style:name="T9" style:family="text">
      <style:text-properties fo:color="#808000"/>
    </style:style>
    <style:style style:name="T10" style:family="text">
      <style:text-properties fo:color="#009933"/>
    </style:style>
    <style:style style:name="T11" style:family="text">
      <style:text-properties fo:color="#ff3333"/>
    </style:style>
    <style:style style:name="T12" style:family="text">
      <style:text-properties fo:color="#ff3333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800000"/>
    </style:style>
    <style:style style:name="T14" style:family="text">
      <style:text-properties fo:color="#800000" style:font-name="Times New Roman"/>
    </style:style>
    <style:style style:name="T15" style:family="text">
      <style:text-properties style:font-name="Times New Roman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ap Loader API</text:h>
      <text:list xml:id="list1190856371357050700" text:style-name="L1">
        <text:list-item>
          <text:list>
            <text:list-item>
              <text:p text:style-name="P12">Загрузка карты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5"><text:s/><text:tab/>Класс Level имеет 2 конструктора: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<text:tab/>1.<text:tab/><text:span text:style-name="T4">Level</text:span>(<text:span text:style-name="T4">System</text:span><text:span text:style-name="T5"> </text:span>*system);</text:p>
      <text:list xml:id="list167469167751932619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6"><text:span text:style-name="T4"><text:s/><text:tab/><text:tab/></text:span><text:span text:style-name="T6">2. </text:span><text:span text:style-name="T4"><text:tab/>Level</text:span>(<text:span text:style-name="T4">RenderWindow</text:span><text:span text:style-name="T5"> </text:span>*renderWindow);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tab/>Первый конструктор принимает ваш Класс <text:span text:style-name="T7">System </text:span><text:span text:style-name="T6">который содержит открытый метод </text:span><text:span text:style-name="T5"><text:s/></text:span><text:span text:style-name="T4">RenderWindow</text:span><text:span text:style-name="T6">*</text:span><text:span text:style-name="T5"> </text:span><text:span text:style-name="T6">getRenderWindow(); Сам класс </text:span><text:span text:style-name="T7">System </text:span><text:span text:style-name="T6"><text:s/>должен иметь заголовочный фаил — </text:span><text:span text:style-name="T8">system.h</text:span><text:span text:style-name="T6"> в одной директории с файлом </text:span><text:span text:style-name="T8">level.h;</text:span><text:span text:style-name="T6"> Если у вас нет класса System или он предназначен для другого просто удалите этот конструктор.</text:span></text:p>
      <text:p text:style-name="P13"><text:tab/>Второй конструктор принимает указатель на окно SFML.</text:p>
      <text:p text:style-name="P14"><text:tab/>Для загрузки карты нужно вызвать метод <text:span text:style-name="T1">loadLevel</text:span>(<text:span text:style-name="T2">string</text:span>), который принимает путь до файла tmx в формате CSV (другие форматы не поддерживаются).</text:p>
      <text:p text:style-name="P14"><text:tab/>Например: <text:span text:style-name="T1">loadLevel</text:span>(<text:span text:style-name="T2">«maps/level1.tmx»</text:span>); </text:p>
      <text:p text:style-name="P14"><text:s/><text:tab/>Для отрисовки карты понадобится вызвать метод <text:span text:style-name="T3">drawLevel</text:span>();</text:p>
      <text:p text:style-name="P14"><text:tab/>Если попытаться загрузить еще одну карту не выгрузив текущую то загрузка не произойдет, для выгрузки текущей карты необходимо воспользоваться методом <text:span text:style-name="T1">closeLevel</text:span>();</text:p>
      <text:h text:style-name="P2" text:outline-level="1">остальные методы</text:h>
      <text:p text:style-name="P3"><text:span text:style-name="T9">int</text:span><text:span text:style-name="T5"> </text:span>getWorldWidthPixel(); - Ширина мира в пикселях (tileWidth * countTilesWidth).</text:p>
      <text:p text:style-name="P3"><text:span text:style-name="T9">int</text:span><text:span text:style-name="T5"> </text:span>getWorldHeightPixel(); - Высота мира в пикселях (tileHeight * countTilesHeight).</text:p>
      <text:p text:style-name="P5"><text:span text:style-name="T4">list</text:span>&lt;<text:span text:style-name="T4">Enemy</text:span>*&gt;&amp;<text:span text:style-name="T5"> </text:span>getEnemyObjects(); - Обьекты врагов</text:p>
      <text:p text:style-name="P9"><text:span text:style-name="T4">list</text:span>&lt;<text:span text:style-name="T4">Object</text:span>*&gt;&amp;<text:span text:style-name="T5"> </text:span>getOtherObjects(); - Остальные обьекты (которые не подошли к другим типам)</text:p>
      <text:p text:style-name="P9"><text:span text:style-name="T4">list</text:span>&lt;<text:span text:style-name="T4">Object</text:span>*&gt;&amp;<text:span text:style-name="T5"> </text:span>getBrickObjects(); - Обьекты кирпичей (стен)</text:p>
      <text:p text:style-name="P9"><text:span text:style-name="T4">list</text:span>&lt;<text:span text:style-name="T4">Object</text:span>*&gt;&amp;<text:span text:style-name="T5"> </text:span>getPlatformObjects(); - Обьекты неподвижных платформ</text:p>
      <text:p text:style-name="P9"><text:span text:style-name="T4">list</text:span>&lt;<text:span text:style-name="T4">Object</text:span>*&gt;&amp;<text:span text:style-name="T5"> </text:span>getPlatform_mObjects(); - Обьекты пдвижных платформ</text:p>
      <text:p text:style-name="P9"><text:span text:style-name="T4">list</text:span>&lt;<text:span text:style-name="T4">Object</text:span>*&gt;&amp;<text:span text:style-name="T5"> </text:span>getPlatform_mvObjects(); - Обьекты пдвижных платформ</text:p>
      <text:p text:style-name="P8"><text:span text:style-name="T4">list</text:span>&lt;<text:span text:style-name="T4">Object</text:span>*&gt;&amp;<text:span text:style-name="T5"> </text:span>getPlatform_mhObjects(); - Обьекты пдвижных платформ</text:p>
      <text:p text:style-name="P8"><text:span text:style-name="T4">Player</text:span>*<text:span text:style-name="T5"> </text:span>getPLayerObject(); Обьект игрока</text:p>
      <text:p text:style-name="P11"/>
      <text:h text:style-name="P2" text:outline-level="1">Типы обьектов</text:h>
      <text:p text:style-name="P18">Регистр букв учитывается</text:p>
      <text:p text:style-name="P20">Обьекты могут быть <text:span text:style-name="T11">только прямоугольными!</text:span></text:p>
      <text:p text:style-name="P22"><text:span text:style-name="T10">player</text:span> — обьект игрока</text:p>
      <text:p text:style-name="P22"><text:span text:style-name="T10">brick</text:span> — Неподвижный твердый обьект</text:p>
      <text:p text:style-name="P22"><text:span text:style-name="T10">platform</text:span> — Неподвижная платформа</text:p>
      <text:p text:style-name="P22"><text:span text:style-name="T10">platform_m</text:span> — Подвижная платформа</text:p>
      <text:p text:style-name="P22"><text:span text:style-name="T10">platform_mh</text:span> — Подвижная платформа по горизонтали</text:p>
      <text:p text:style-name="P22"><text:span text:style-name="T10">platform_mv</text:span> — Подвижная платформа по вертикали</text:p>
      <text:p text:style-name="P22"><text:span text:style-name="T10">enemy</text:span> — Враг</text:p>
      <text:p text:style-name="P22"><text:span text:style-name="T10">other</text:span> — Остальное</text:p>
      <text:p text:style-name="P22"/>
      <text:p text:style-name="P23"><text:soft-page-break/>Обьекты это то, что вы указываете в поле «Type» (Тип) в Tiled Map Editor.</text:p>
      <text:p text:style-name="P23">Если на карте встретится более одного обьект типа «player» то загружен будет только первый попавшийся обьект, остальные будут игнорироваться.</text:p>
      <text:h text:style-name="P2" text:outline-level="1">Структуры обьектов</text:h>
      <text:p text:style-name="P24">Обьекты: «<text:span text:style-name="T10">brick, platform, platform_m, platform_mh, platform_mv, other</text:span>» - имеют следующую структуру:</text:p>
      <text:p text:style-name="P22"/>
      <text:p text:style-name="P9"><text:span text:style-name="T9">struct</text:span><text:span text:style-name="T5"> </text:span><text:span text:style-name="T4">Object</text:span>{</text:p>
      <text:p text:style-name="P9"><text:span text:style-name="T5"><text:s text:c="8"/></text:span><text:span text:style-name="T4">string</text:span><text:span text:style-name="T5"> <text:s text:c="13"/></text:span><text:span text:style-name="T13">sName</text:span>;</text:p>
      <text:p text:style-name="P8"><text:span text:style-name="T5"><text:s text:c="8"/></text:span><text:span text:style-name="T4">string</text:span><text:span text:style-name="T5"> <text:s text:c="13"/></text:span><text:span text:style-name="T13">sType</text:span>;</text:p>
      <text:p text:style-name="P9"><text:span text:style-name="T5"><text:s text:c="8"/></text:span><text:span text:style-name="T4">FloatRect</text:span><text:span text:style-name="T5"> <text:s text:c="10"/></text:span><text:span text:style-name="T13">fRect</text:span>;</text:p>
      <text:p text:style-name="P9"><text:span text:style-name="T5"><text:s text:c="8"/></text:span><text:span text:style-name="T4">Texture</text:span>*<text:span text:style-name="T5"> <text:s text:c="11"/></text:span><text:span text:style-name="T13">tTexture</text:span>;</text:p>
      <text:p text:style-name="P8"><text:span text:style-name="T5"><text:s text:c="8"/></text:span><text:span text:style-name="T4">Sprite</text:span>*<text:span text:style-name="T5"> <text:s text:c="12"/></text:span><text:span text:style-name="T13">sSprite</text:span>;</text:p>
      <text:p text:style-name="P9"><text:span text:style-name="T5"><text:s text:c="8"/></text:span><text:span text:style-name="T9">void</text:span>*<text:span text:style-name="T5"> <text:s text:c="14"/></text:span><text:span text:style-name="T13">vData</text:span>;</text:p>
      <text:p text:style-name="P9">};</text:p>
      <text:p text:style-name="P22"/>
      <text:p text:style-name="P22"><text:span text:style-name="T14">sName</text:span> — Имя обьекта;</text:p>
      <text:p text:style-name="P22"><text:span text:style-name="T13">sType </text:span><text:span text:style-name="T6">— Тип обьектa;</text:span></text:p>
      <text:p text:style-name="P21">fRect <text:span text:style-name="T6">— Прямоугольник обьекта;</text:span></text:p>
      <text:p text:style-name="P21">tTexture <text:span text:style-name="T6">— Текстура (По умолчанию nullptr, саму текстуру загружаете — вы);</text:span></text:p>
      <text:p text:style-name="P21">sSprite <text:span text:style-name="T6">— Спрайт (По умолчанию nullptr, спрайт создаете — вы);</text:span></text:p>
      <text:p text:style-name="P21">vData <text:span text:style-name="T6">— Здесь вы можете ссылаться на любые ваши данные;</text:span></text:p>
      <text:p text:style-name="P21"/>
      <text:p text:style-name="P20">Обьект: «<text:span text:style-name="T10">player</text:span>» - имеет структуру:</text:p>
      <text:p text:style-name="P19"/>
      <text:p text:style-name="P6"><text:span text:style-name="T9">struct</text:span><text:span text:style-name="T5"> </text:span><text:span text:style-name="T4">Player</text:span>{</text:p>
      <text:p text:style-name="P9"><text:span text:style-name="T5"><text:s text:c="8"/></text:span><text:span text:style-name="T4">string</text:span><text:span text:style-name="T5"> <text:s text:c="13"/></text:span><text:span text:style-name="T13">sName</text:span>;</text:p>
      <text:p text:style-name="P8"><text:span text:style-name="T5"><text:s text:c="8"/></text:span><text:span text:style-name="T4">string</text:span><text:span text:style-name="T5"> <text:s text:c="13"/></text:span><text:span text:style-name="T13">sType</text:span>;</text:p>
      <text:p text:style-name="P9"><text:span text:style-name="T5"><text:s text:c="8"/></text:span><text:span text:style-name="T4">FloatRect</text:span><text:span text:style-name="T5"> <text:s text:c="10"/></text:span><text:span text:style-name="T13">fRect</text:span>;</text:p>
      <text:p text:style-name="P9"><text:span text:style-name="T5"><text:s text:c="8"/></text:span><text:span text:style-name="T4">Texture</text:span>*<text:span text:style-name="T5"> <text:s text:c="11"/></text:span><text:span text:style-name="T13">tTexture</text:span>;</text:p>
      <text:p text:style-name="P8"><text:span text:style-name="T5"><text:s text:c="8"/></text:span><text:span text:style-name="T4">Sprite</text:span>*<text:span text:style-name="T5"> <text:s text:c="12"/></text:span><text:span text:style-name="T13">sSprite</text:span>;</text:p>
      <text:p text:style-name="P9"><text:span text:style-name="T5"><text:s text:c="8"/></text:span><text:span text:style-name="T9">int</text:span><text:span text:style-name="T5"> <text:s text:c="16"/></text:span><text:span text:style-name="T13">iHealth</text:span>;</text:p>
      <text:p text:style-name="P9"><text:span text:style-name="T5"><text:s text:c="8"/></text:span><text:span text:style-name="T9">int</text:span><text:span text:style-name="T5"> <text:s text:c="16"/></text:span><text:span text:style-name="T13">iMana</text:span>;</text:p>
      <text:p text:style-name="P8"><text:span text:style-name="T5"><text:s text:c="8"/></text:span><text:span text:style-name="T9">int</text:span><text:span text:style-name="T5"> <text:s text:c="16"/></text:span><text:span text:style-name="T13">iScore</text:span>;</text:p>
      <text:p text:style-name="P9"><text:span text:style-name="T5"><text:s text:c="8"/></text:span><text:span text:style-name="T9">void</text:span>*<text:span text:style-name="T5"> <text:s text:c="14"/></text:span><text:span text:style-name="T13">vData</text:span>;</text:p>
      <text:p text:style-name="P9">};</text:p>
      <text:p text:style-name="P19"/>
      <text:p text:style-name="P20">Обьект «<text:span text:style-name="T10">enemy</text:span>» - имеет структуру:</text:p>
      <text:p text:style-name="P21"/>
      <text:p text:style-name="P7"><text:span text:style-name="T5"><text:s text:c="4"/></text:span><text:span text:style-name="T9">struct</text:span><text:span text:style-name="T5"> </text:span><text:span text:style-name="T4">Enemy</text:span>{</text:p>
      <text:p text:style-name="P9"><text:span text:style-name="T5"><text:s text:c="8"/></text:span><text:span text:style-name="T4">string</text:span><text:span text:style-name="T5"> <text:s text:c="13"/></text:span><text:span text:style-name="T13">sName</text:span>;</text:p>
      <text:p text:style-name="P8"><text:span text:style-name="T5"><text:s text:c="8"/></text:span><text:span text:style-name="T4">string</text:span><text:span text:style-name="T5"> <text:s text:c="13"/></text:span><text:span text:style-name="T13">sType</text:span>;</text:p>
      <text:p text:style-name="P9"><text:span text:style-name="T5"><text:s text:c="8"/></text:span><text:span text:style-name="T4">FloatRect</text:span><text:span text:style-name="T5"> <text:s text:c="10"/></text:span><text:span text:style-name="T13">fRect</text:span>;</text:p>
      <text:p text:style-name="P9"><text:span text:style-name="T5"><text:s text:c="8"/></text:span><text:span text:style-name="T4">Texture</text:span>*<text:span text:style-name="T5"> <text:s text:c="11"/></text:span><text:span text:style-name="T13">tTexture</text:span>;</text:p>
      <text:p text:style-name="P8"><text:span text:style-name="T5"><text:s text:c="8"/></text:span><text:span text:style-name="T4">Sprite</text:span>*<text:span text:style-name="T5"> <text:s text:c="12"/></text:span><text:span text:style-name="T13">sSprite</text:span>;</text:p>
      <text:p text:style-name="P8"><text:span text:style-name="T5"><text:s text:c="8"/></text:span><text:span text:style-name="T9">int</text:span><text:span text:style-name="T5"> <text:s text:c="16"/></text:span><text:span text:style-name="T13">iHealth</text:span>;</text:p>
      <text:p text:style-name="P9"><text:soft-page-break/><text:span text:style-name="T5"><text:s text:c="8"/></text:span><text:span text:style-name="T9">void</text:span>*<text:span text:style-name="T5"> <text:s text:c="14"/></text:span><text:span text:style-name="T13">vData</text:span>;</text:p>
      <text:p text:style-name="P10"><text:span text:style-name="T15">};</text:span></text:p>
      <text:p text:style-name="P21"/>
      <text:p text:style-name="P25"><text:span text:style-name="T12">Реализовывать поведение и физику обьектов предстоит вам, это предназначено для удобного отделения обьектов друг от друга.</text:span></text:p>
      <text:p text:style-name="P11"/>
      <text:p text:style-name="P17">Автор: vk.com/id21975087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3cm" fo:text-align="justify" style:justify-single-word="false" fo:text-indent="1cm" style:auto-text-indent="false"/>
      <style:text-properties fo:font-size="13pt" fo:font-weight="bold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dddddd">
        <style:background-image/>
      </style:paragraph-properties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ур Леонов</meta:initial-creator>
    <meta:creation-date>2016-12-06T20:44:37</meta:creation-date>
    <dc:date>2016-12-06T23:34:20</dc:date>
    <dc:creator>Артур Леонов</dc:creator>
    <meta:editing-duration>PT2H48M31S</meta:editing-duration>
    <meta:editing-cycles>36</meta:editing-cycles>
    <meta:generator>OpenOffice/4.1.3$Unix OpenOffice.org_project/413m1$Build-9783</meta:generator>
    <meta:document-statistic meta:table-count="0" meta:image-count="0" meta:object-count="0" meta:page-count="3" meta:paragraph-count="75" meta:word-count="403" meta:character-count="3530"/>
  </office:meta>
</office:document-meta>
</file>